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inf</text:p>
          </table:table-cell>
          <table:table-cell office:value-type="string">
            <text:p>S/A=S</text:p>
          </table:table-cell>
          <table:table-cell office:value-type="string">
            <text:p>kɤ-ɤmdzɯ ɯ-tɤ́-cha? ////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S/A=A</text:p>
          </table:table-cell>
          <table:table-cell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kɤ-nɤkhu to-rɤngat</text:p>
          </table:table-cell>
        </table:table-row>
        <table:table-row table:style-name="ro1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kɤ-rɤβzjoz tɤ-sɤʑa-t-a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sthɯci tɯmtɕiβzɤrnaʁ tɕe tɕe kɤ-rɤtʂɯβ to-ʑa tɕe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3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2" office:value-type="string">
            <text:p>???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3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14/04/2016</text:date>, <text:time>11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5:40:01.17</meta:creation-date>
    <dc:date>2016-04-14T11:47:50.56</dc:date>
    <meta:editing-duration>PT03H46M36S</meta:editing-duration>
    <meta:editing-cycles>59</meta:editing-cycles>
    <meta:generator>OpenOffice.org/3.0$Win32 OpenOffice.org_project/300m15$Build-9379</meta:generator>
    <meta:document-statistic meta:table-count="3" meta:cell-count="315" meta:object-count="0"/>
    <meta:user-defined meta:name="Info 1"/>
    <meta:user-defined meta:name="Info 2"/>
    <meta:user-defined meta:name="Info 3"/>
    <meta:user-defined meta:name="Info 4"/>
  </office:meta>
</office:document-meta>
</file>